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25-01-20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4976" calcext:value-type="float">
            <text:p>55.8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24-01-05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23-01-06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22-01-06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21-01-07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20-01-05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19-01-05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18-01-05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17-01-06 17:59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16-01-05 14:27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15-01-06 14:34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14-01-06 22:4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13-01-17 22:20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12-01-19 20:42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11-01-14 19:49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10-01-20 14:44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996" calcext:value-type="float">
            <text:p>53.0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09-01-13 14:00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08-01-03 22:32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07-01-12 08:30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5896" calcext:value-type="float">
            <text:p>51.7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06-01-08 22:55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05-01-12 18:32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04-01-06 21:37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548" calcext:value-type="float">
            <text:p>51.4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04-01-06 20:04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4624" calcext:value-type="float">
            <text:p>51.4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03-01-10 22:54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7672" calcext:value-type="float">
            <text:p>51.4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02-01-08 17:13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01-01-07 21:41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2000-01-09 17:46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1999-01-07 15:51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1998-01-08 16:23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1997-01-08 17:45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2872" calcext:value-type="float">
            <text:p>51.1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199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4872" calcext:value-type="float">
            <text:p>51.9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199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199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199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199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198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198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198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198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198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198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198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198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198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1980-09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1980-06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198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1978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31100025401</text:p>
          </table:table-cell>
          <table:table-cell office:value-type="string" calcext:value-type="string">
            <text:p>197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